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currency-style style:name="N5104P0" style:volatile="true" number:language="ro" number:country="RO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5104" number:language="ro" number:country="RO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5104P0"/>
    </number:currency-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7">
      <style:table-cell-properties fo:background-color="#c0c0c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7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 style:data-style-name="N10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6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510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" style:family="table-cell" style:parent-style-name="Default" style:data-style-name="N510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 style:data-style-name="N510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5104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5104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00ff00" fo:border="0.06pt solid #000000"/>
    </style:style>
    <style:style style:name="ce22" style:family="table-cell" style:parent-style-name="Default" style:data-style-name="N2">
      <style:table-cell-properties fo:background-color="#00ff00" fo:border="0.06pt solid #000000"/>
    </style:style>
  </office:automatic-styles>
  <office:body>
    <office:spreadsheet>
      <table:table table:name="Foglio1" table:style-name="ta1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3" table:number-rows-spanned="1">
            <text:p>Trasferta: </text:p>
          </table:table-cell>
          <table:covered-table-cell table:number-columns-repeated="2" table:style-name="ce9"/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<text:s text:c="9"/>DAL: 09/05/2012 <text:s text:c="28"/>AL: 26/05/2012 <text:s text:c="27"/></text:p>
          </table:table-cell>
          <table:covered-table-cell table:number-columns-repeated="2" table:style-name="ce9"/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table:style-name="ce4" office:value-type="string">
            <text:p>Tipologia</text:p>
          </table:table-cell>
          <table:table-cell table:number-columns-repeated="2" table:style-name="ce4" office:value-type="string">
            <text:p>Valuta</text:p>
          </table:table-cell>
          <table:table-cell/>
          <table:table-cell table:style-name="ce21" office:value-type="string">
            <text:p>Tasso di cambio</text:p>
          </table:table-cell>
          <table:table-cell table:style-name="ce22" office:value-type="float" office:value="4.3">
            <text:p>4,30</text:p>
          </table:table-cell>
        </table:table-row>
        <table:table-row table:style-name="ro3">
          <table:table-cell table:style-name="ce5"/>
          <table:table-cell table:style-name="ce11" office:value-type="string">
            <text:p>Euro</text:p>
          </table:table-cell>
          <table:table-cell table:style-name="ce11" office:value-type="string">
            <text:p>Lei</text:p>
          </table:table-cell>
          <table:table-cell table:number-columns-repeated="3"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style-name="ce6" office:value-type="string">
            <text:p>Autostrada</text:p>
          </table:table-cell>
          <table:table-cell table:style-name="ce12" office:value-type="currency" office:currency="EUR" office:value="15.7">
            <text:p>€ 15,70</text:p>
          </table:table-cell>
          <table:table-cell table:style-name="ce16"/>
          <table:table-cell table:number-columns-repeated="3"/>
        </table:table-row>
        <table:table-row table:style-name="ro3">
          <table:table-cell table:style-name="ce6" office:value-type="string">
            <text:p>Autostrada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Autostrada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2" office:value-type="currency" office:currency="EUR" office:value="10.3">
            <text:p>€ 10,30</text:p>
          </table:table-cell>
          <table:table-cell table:style-name="ce16" office:value-type="currency" office:currency="RON" office:value="58.71">
            <text:p>58,71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 office:value-type="currency" office:currency="EUR" office:value="12.4">
            <text:p>€ 12,40</text:p>
          </table:table-cell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Pasto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Metropolitana</text:p>
          </table:table-cell>
          <table:table-cell table:style-name="ce12"/>
          <table:table-cell table:style-name="ce16" office:value-type="currency" office:currency="RON" office:value="10">
            <text:p>10,00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Metropolitana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Metropolitana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Lavanderia</text:p>
          </table:table-cell>
          <table:table-cell table:style-name="ce12"/>
          <table:table-cell table:style-name="ce16"/>
          <table:table-cell table:number-columns-repeated="3"/>
        </table:table-row>
        <table:table-row table:style-name="ro3">
          <table:table-cell table:style-name="ce6" office:value-type="string">
            <text:p>Lavanderia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Lavanderia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Lavanderia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 table:number-rows-repeated="2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2"/>
          <table:table-cell table:style-name="ce16" office:value-type="currency" office:currency="RON" office:value="28.66">
            <text:p>28,66 lei</text:p>
          </table:table-cell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Taxi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style-name="ce19"/>
          <table:table-cell table:number-columns-repeated="3"/>
        </table:table-row>
        <table:table-row table:style-name="ro3">
          <table:table-cell table:style-name="ce6" office:value-type="string">
            <text:p>Carburante</text:p>
          </table:table-cell>
          <table:table-cell table:style-name="ce12" office:value-type="currency" office:currency="EUR" office:value="32">
            <text:p>€ 32,00</text:p>
          </table:table-cell>
          <table:table-cell table:style-name="ce16"/>
          <table:table-cell table:number-columns-repeated="3"/>
        </table:table-row>
        <table:table-row table:style-name="ro3">
          <table:table-cell table:style-name="ce6" office:value-type="string">
            <text:p>Carburante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Carburante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3">
          <table:table-cell table:style-name="ce6" office:value-type="string">
            <text:p>Carburante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3">
          <table:table-cell/>
          <table:table-cell table:style-name="ce13"/>
          <table:table-cell table:number-columns-repeated="4"/>
        </table:table-row>
        <table:table-row table:style-name="ro3">
          <table:table-cell table:style-name="ce7" office:value-type="string">
            <text:p>Totale</text:p>
          </table:table-cell>
          <table:table-cell table:style-name="ce15" table:formula="of:=SUM([.B8:.B46])" office:value-type="currency" office:currency="EUR" office:value="70.4">
            <text:p>€ 70,40</text:p>
          </table:table-cell>
          <table:table-cell table:style-name="ce20" table:formula="of:=SUM([.C8:.C46])" office:value-type="currency" office:currency="RON" office:value="97.37">
            <text:p>97,37 lei</text:p>
          </table:table-cell>
          <table:table-cell table:number-columns-repeated="3"/>
        </table:table-row>
        <table:table-row table:style-name="ro3" table:number-rows-repeated="3">
          <table:table-cell table:style-name="ce8"/>
          <table:table-cell table:number-columns-repeated="5"/>
        </table:table-row>
        <table:table-row table:style-name="ro3">
          <table:table-cell table:style-name="ce7" office:value-type="string">
            <text:p>Totale</text:p>
          </table:table-cell>
          <table:table-cell table:style-name="ce15" table:formula="of:=SUM([.B49])+([.C49]/[.F4])" office:value-type="currency" office:currency="EUR" office:value="93.0441860465117">
            <text:p>€ 93,04</text:p>
          </table:table-cell>
          <table:table-cell table:number-columns-repeated="4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2" number:min-integer-digits="0"/>
    </number:number-style>
    <number:currency-style style:name="N5109P0" style:volatile="true" number:language="ro" number:country="RO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9" number:language="ro" number:country="RO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6T11:07:30.31</meta:creation-date>
    <dc:date>2012-06-11T10:28:44.60</dc:date>
    <meta:editing-duration>PT1H5M28S</meta:editing-duration>
    <meta:editing-cycles>22</meta:editing-cycles>
    <meta:generator>LibreOffice/3.5$Windows_x86 LibreOffice_project/165a79a-7059095-e13bb37-fef39a4-9503d18</meta:generator>
    <meta:document-statistic meta:table-count="3" meta:cell-count="55" meta:object-count="0"/>
  </office:meta>
</office:document-meta>
</file>